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Segoe UI Symbol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WWNum1"/>
    <style:style style:name="P2" style:family="paragraph" style:parent-style-name="Standard" style:list-style-name="">
      <style:paragraph-properties fo:margin-left="0in" fo:margin-right="0in" fo:text-indent="0in" style:auto-text-indent="false"/>
    </style:style>
    <style:style style:name="P3" style:family="paragraph" style:parent-style-name="Standard" style:list-style-name="">
      <style:paragraph-properties fo:margin-left="0in" fo:margin-right="0in" fo:text-indent="0in" style:auto-text-indent="false"/>
      <style:text-properties style:text-underline-style="none" fo:font-weight="normal" officeooo:rsid="002d0ce8" style:font-weight-asian="normal" style:font-weight-complex="normal"/>
    </style:style>
    <style:style style:name="P4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00%" fo:text-align="center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weight="normal" officeooo:rsid="002d0ce8" officeooo:paragraph-rsid="002d0ce8" style:font-weight-asian="normal" style:font-weight-complex="normal"/>
    </style:style>
    <style:style style:name="P5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00%" fo:text-align="center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weight="normal" officeooo:rsid="002d0ce8" officeooo:paragraph-rsid="0045f876" style:font-weight-asian="normal" style:font-weight-complex="normal"/>
    </style:style>
    <style:style style:name="P6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00%" fo:text-align="justify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weight="normal" officeooo:rsid="003220ec" officeooo:paragraph-rsid="00385203" style:font-weight-asian="normal" style:font-weight-complex="normal"/>
    </style:style>
    <style:style style:name="P7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00%" fo:text-align="justify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weight="normal" officeooo:rsid="003a2a25" officeooo:paragraph-rsid="003a2a25" style:font-weight-asian="normal" style:font-weight-complex="normal"/>
    </style:style>
    <style:style style:name="P8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00%" fo:text-align="center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weight="normal" officeooo:rsid="003ae2cf" officeooo:paragraph-rsid="003ae2cf" style:font-weight-asian="normal" style:font-weight-complex="normal"/>
    </style:style>
    <style:style style:name="P9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00%" fo:text-align="justify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weight="normal" officeooo:rsid="003af6cc" officeooo:paragraph-rsid="0044fc9c" style:font-weight-asian="normal" style:font-weight-complex="normal"/>
    </style:style>
    <style:style style:name="P10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00%" fo:text-align="center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tyle="italic" fo:font-weight="normal" officeooo:rsid="0045f876" officeooo:paragraph-rsid="00531d92" style:font-style-asian="italic" style:font-weight-asian="normal" style:font-style-complex="italic" style:font-weight-complex="normal"/>
    </style:style>
    <style:style style:name="P11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00%" fo:text-align="center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tyle="italic" fo:font-weight="normal" officeooo:rsid="00556a98" officeooo:paragraph-rsid="00556a98" style:font-style-asian="italic" style:font-weight-asian="normal" style:font-style-complex="italic" style:font-weight-complex="normal"/>
    </style:style>
    <style:style style:name="P12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00%" fo:text-align="center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tyle="normal" style:text-underline-style="none" fo:font-weight="bold" officeooo:rsid="002d0ce8" officeooo:paragraph-rsid="002d0ce8" style:font-style-asian="normal" style:font-weight-asian="bold" style:font-style-complex="normal" style:font-weight-complex="bold"/>
    </style:style>
    <style:style style:name="P13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00%" fo:text-align="center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tyle="normal" style:text-underline-style="none" fo:font-weight="normal" officeooo:rsid="002d0ce8" officeooo:paragraph-rsid="00531d92" style:font-style-asian="normal" style:font-weight-asian="normal" style:font-style-complex="normal" style:font-weight-complex="normal"/>
    </style:style>
    <style:style style:name="P14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00%" fo:text-align="justify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tyle="normal" fo:font-weight="normal" officeooo:rsid="003af6cc" officeooo:paragraph-rsid="0044fc9c" style:font-style-asian="normal" style:font-weight-asian="normal" style:font-style-complex="normal" style:font-weight-complex="normal"/>
    </style:style>
    <style:style style:name="P15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00%" fo:text-align="justify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tyle="normal" fo:font-weight="normal" officeooo:rsid="0045f876" officeooo:paragraph-rsid="00531d92" style:font-style-asian="normal" style:font-weight-asian="normal" style:font-style-complex="normal" style:font-weight-complex="normal"/>
    </style:style>
    <style:style style:name="P16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00%" fo:text-align="justify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tyle="normal" fo:font-weight="bold" officeooo:rsid="00488ed4" officeooo:paragraph-rsid="00531d92" style:font-style-asian="normal" style:font-weight-asian="bold" style:font-style-complex="normal" style:font-weight-complex="bold"/>
    </style:style>
    <style:style style:name="P17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00%" fo:text-align="justify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tyle="normal" fo:font-weight="bold" officeooo:rsid="004e4a26" officeooo:paragraph-rsid="00531d92" style:font-style-asian="normal" style:font-weight-asian="bold" style:font-style-complex="normal" style:font-weight-complex="bold"/>
    </style:style>
    <style:style style:name="P18" style:family="paragraph" style:parent-style-name="Standard" style:master-page-name="First_20_Page">
      <loext:graphic-properties draw:fill="none"/>
      <style:paragraph-properties fo:margin-left="0in" fo:margin-right="0in" fo:line-height="100%" fo:text-align="center" style:justify-single-word="false" fo:text-indent="0in" style:auto-text-indent="false" style:page-number="auto" fo:background-color="transparent"/>
      <style:text-properties style:font-name="Times New Roman" fo:font-size="14pt" officeooo:rsid="001e342b" officeooo:paragraph-rsid="001e342b" style:font-size-asian="14pt" style:font-size-complex="14pt"/>
    </style:style>
    <style:style style:name="P19" style:family="paragraph" style:parent-style-name="Standard">
      <style:paragraph-properties fo:margin-top="0in" fo:margin-bottom="0.139in" loext:contextual-spacing="false" fo:line-height="115%" fo:text-align="center" style:justify-single-word="false"/>
      <style:text-properties style:font-name="Times New Roman" fo:font-size="14pt" style:font-name-asian="Calibri" style:font-size-asian="14pt" style:font-name-complex="Times New Roman1" style:font-size-complex="14pt"/>
    </style:style>
    <style:style style:name="P20" style:family="paragraph" style:parent-style-name="Standard">
      <style:paragraph-properties fo:margin-top="0in" fo:margin-bottom="0.139in" loext:contextual-spacing="false" fo:line-height="115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21" style:family="paragraph" style:parent-style-name="Standard">
      <style:paragraph-properties fo:margin-top="0in" fo:margin-bottom="0.139in" loext:contextual-spacing="false" fo:line-height="115%" fo:text-align="end" style:justify-single-word="false">
        <style:tab-stops>
          <style:tab-stop style:position="3.15in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22" style:family="paragraph" style:parent-style-name="Standard">
      <style:paragraph-properties fo:margin-top="0in" fo:margin-bottom="0.139in" loext:contextual-spacing="false" fo:line-height="115%" fo:text-align="center" style:justify-single-word="false"/>
      <style:text-properties style:font-name="Times New Roman" fo:font-size="14pt" fo:font-style="italic" style:font-name-asian="Calibri" style:font-size-asian="14pt" style:font-style-asian="italic" style:font-name-complex="Times New Roman1" style:font-size-complex="14pt"/>
    </style:style>
    <style:style style:name="P23" style:family="paragraph" style:parent-style-name="Standard">
      <style:paragraph-properties fo:margin-top="0in" fo:margin-bottom="0.139in" loext:contextual-spacing="false" fo:line-height="115%" fo:text-align="center" style:justify-single-word="false">
        <style:tab-stops>
          <style:tab-stop style:position="0in"/>
        </style:tab-stops>
      </style:paragraph-properties>
      <style:text-properties style:font-name="Times New Roman" fo:font-size="14pt" fo:font-style="italic" style:font-name-asian="Calibri" style:font-size-asian="14pt" style:font-style-asian="italic" style:font-name-complex="Times New Roman1" style:font-size-complex="14pt"/>
    </style:style>
    <style:style style:name="P24" style:family="paragraph" style:parent-style-name="Standard">
      <style:paragraph-properties fo:margin-top="0in" fo:margin-bottom="0.139in" loext:contextual-spacing="false" fo:line-height="115%" fo:text-align="center" style:justify-single-word="false" fo:break-before="page"/>
      <style:text-properties style:font-name="Times New Roman" fo:font-size="14pt" fo:font-weight="bold" officeooo:rsid="002302fc" officeooo:paragraph-rsid="002302fc" style:font-name-asian="Calibri" style:font-size-asian="14pt" style:font-weight-asian="bold" style:font-name-complex="Times New Roman1" style:font-size-complex="14pt" style:font-weight-complex="bold"/>
    </style:style>
    <style:style style:name="P25" style:family="paragraph" style:parent-style-name="Standard">
      <style:paragraph-properties fo:margin-left="0in" fo:margin-right="-0.0016in" fo:margin-top="0in" fo:margin-bottom="0.139in" loext:contextual-spacing="false" fo:line-height="115%" fo:text-align="end" style:justify-single-word="false" fo:text-indent="0in" style:auto-text-indent="false">
        <style:tab-stops>
          <style:tab-stop style:position="0.4925in"/>
          <style:tab-stop style:position="3.15in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26" style:family="paragraph" style:parent-style-name="Standard" style:list-style-name="L3">
      <loext:graphic-properties draw:fill="none"/>
      <style:paragraph-properties fo:margin-left="0in" fo:margin-right="0in" fo:margin-top="0in" fo:margin-bottom="0.139in" loext:contextual-spacing="false" fo:line-height="100%" fo:text-align="justify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tyle="normal" fo:font-weight="normal" officeooo:rsid="0058d85c" officeooo:paragraph-rsid="0058d85c" style:font-style-asian="normal" style:font-weight-asian="normal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00%" fo:text-align="justify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tyle="normal" fo:font-weight="normal" officeooo:rsid="005b3be5" officeooo:paragraph-rsid="005b3be5" style:font-style-asian="normal" style:font-weight-asian="normal" style:font-style-complex="normal" style:font-weight-complex="normal"/>
    </style:style>
    <style:style style:name="P28" style:family="paragraph" style:parent-style-name="Footer" style:list-style-name="">
      <style:paragraph-properties fo:margin-left="0in" fo:margin-right="0in" fo:text-align="center" style:justify-single-word="false" fo:text-indent="0in" style:auto-text-indent="false"/>
      <style:text-properties fo:color="#000000" fo:background-color="#ffffff"/>
    </style:style>
    <style:style style:name="T1" style:family="text">
      <style:text-properties officeooo:rsid="001e342b"/>
    </style:style>
    <style:style style:name="T2" style:family="text">
      <style:text-properties style:font-name-asian="Calibri" style:font-name-complex="Times New Roman1"/>
    </style:style>
    <style:style style:name="T3" style:family="text">
      <style:text-properties style:font-name-asian="Segoe UI Symbol" style:font-name-complex="Times New Roman1"/>
    </style:style>
    <style:style style:name="T4" style:family="text">
      <style:text-properties officeooo:rsid="001e60e8"/>
    </style:style>
    <style:style style:name="T5" style:family="text">
      <style:text-properties officeooo:rsid="0027b1e5"/>
    </style:style>
    <style:style style:name="T6" style:family="text">
      <style:text-properties style:font-name="Times New Roman"/>
    </style:style>
    <style:style style:name="T7" style:family="text">
      <style:text-properties officeooo:rsid="002bb704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499223" style:font-weight-asian="normal" style:font-weight-complex="normal"/>
    </style:style>
    <style:style style:name="T11" style:family="text">
      <style:text-properties style:text-underline-style="none" fo:font-weight="normal" officeooo:rsid="004c72b4" style:font-weight-asian="normal" style:font-weight-complex="normal"/>
    </style:style>
    <style:style style:name="T12" style:family="text">
      <style:text-properties style:text-underline-style="none" fo:font-weight="normal" officeooo:rsid="00504078" style:font-weight-asian="normal" style:font-weight-complex="normal"/>
    </style:style>
    <style:style style:name="T13" style:family="text">
      <style:text-properties style:text-underline-style="none" fo:font-weight="normal" officeooo:rsid="005144ce" style:font-weight-asian="normal" style:font-weight-complex="normal"/>
    </style:style>
    <style:style style:name="T14" style:family="text">
      <style:text-properties style:text-underline-style="none" fo:font-weight="normal" officeooo:rsid="0052617b" style:font-weight-asian="normal" style:font-weight-complex="normal"/>
    </style:style>
    <style:style style:name="T15" style:family="text">
      <style:text-properties style:text-underline-style="none" officeooo:rsid="0030251d"/>
    </style:style>
    <style:style style:name="T16" style:family="text">
      <style:text-properties style:text-underline-style="none" officeooo:rsid="003b3dd5"/>
    </style:style>
    <style:style style:name="T17" style:family="text">
      <style:text-properties style:text-underline-style="none" officeooo:rsid="003d9206"/>
    </style:style>
    <style:style style:name="T18" style:family="text">
      <style:text-properties style:text-underline-style="none" fo:font-weight="bold" officeooo:rsid="00418cc5" style:font-weight-asian="bold" style:font-weight-complex="bold"/>
    </style:style>
    <style:style style:name="T19" style:family="text">
      <style:text-properties style:text-underline-style="none" officeooo:rsid="003e27c8"/>
    </style:style>
    <style:style style:name="T20" style:family="text">
      <style:text-properties style:text-underline-style="none" officeooo:rsid="003edd32"/>
    </style:style>
    <style:style style:name="T21" style:family="text">
      <style:text-properties style:text-underline-style="none" officeooo:rsid="004014b5"/>
    </style:style>
    <style:style style:name="T22" style:family="text">
      <style:text-properties style:text-underline-style="none" officeooo:rsid="00418cc5"/>
    </style:style>
    <style:style style:name="T23" style:family="text">
      <style:text-properties style:text-underline-style="none" officeooo:rsid="0041e9e1"/>
    </style:style>
    <style:style style:name="T24" style:family="text">
      <style:text-properties style:text-underline-style="none" officeooo:rsid="0043a968"/>
    </style:style>
    <style:style style:name="T25" style:family="text">
      <style:text-properties style:text-underline-style="none" officeooo:rsid="0046abad"/>
    </style:style>
    <style:style style:name="T26" style:family="text">
      <style:text-properties style:text-underline-style="none" officeooo:rsid="0047b795"/>
    </style:style>
    <style:style style:name="T27" style:family="text">
      <style:text-properties style:text-underline-style="none" officeooo:rsid="004c72b4"/>
    </style:style>
    <style:style style:name="T28" style:family="text">
      <style:text-properties style:text-underline-style="none" officeooo:rsid="0055e500"/>
    </style:style>
    <style:style style:name="T29" style:family="text">
      <style:text-properties style:text-underline-style="none" officeooo:rsid="0058d85c"/>
    </style:style>
    <style:style style:name="T30" style:family="text">
      <style:text-properties style:text-underline-style="none" officeooo:rsid="005a2dd7"/>
    </style:style>
    <style:style style:name="T31" style:family="text">
      <style:text-properties style:text-underline-style="none" officeooo:rsid="005b3be5"/>
    </style:style>
    <style:style style:name="T32" style:family="text">
      <style:text-properties style:text-underline-style="none" officeooo:rsid="005bc29a"/>
    </style:style>
    <style:style style:name="T33" style:family="text">
      <style:text-properties style:text-underline-style="none" officeooo:rsid="005cd22f"/>
    </style:style>
    <style:style style:name="T34" style:family="text">
      <style:text-properties officeooo:rsid="00325b62"/>
    </style:style>
    <style:style style:name="T35" style:family="text">
      <style:text-properties officeooo:rsid="0033acd6"/>
    </style:style>
    <style:style style:name="T36" style:family="text">
      <style:text-properties fo:font-style="italic" officeooo:rsid="0033acd6" style:font-style-asian="italic" style:font-style-complex="italic"/>
    </style:style>
    <style:style style:name="T37" style:family="text">
      <style:text-properties fo:font-style="italic" officeooo:rsid="0033ead4" style:font-style-asian="italic" style:font-style-complex="italic"/>
    </style:style>
    <style:style style:name="T38" style:family="text">
      <style:text-properties fo:font-style="italic" style:text-underline-style="none" style:font-style-asian="italic" style:font-style-complex="italic"/>
    </style:style>
    <style:style style:name="T39" style:family="text">
      <style:text-properties fo:font-style="italic" style:text-underline-style="none" officeooo:rsid="0030251d" style:font-style-asian="italic" style:font-style-complex="italic"/>
    </style:style>
    <style:style style:name="T40" style:family="text">
      <style:text-properties fo:font-style="italic" style:text-underline-style="none" officeooo:rsid="003d9206" style:font-style-asian="italic" style:font-style-complex="italic"/>
    </style:style>
    <style:style style:name="T41" style:family="text">
      <style:text-properties fo:font-style="italic" style:text-underline-style="none" officeooo:rsid="004014b5" style:font-style-asian="italic" style:font-style-complex="italic"/>
    </style:style>
    <style:style style:name="T42" style:family="text">
      <style:text-properties fo:font-style="italic" style:text-underline-style="none" officeooo:rsid="00418cc5" style:font-style-asian="italic" style:font-style-complex="italic"/>
    </style:style>
    <style:style style:name="T43" style:family="text">
      <style:text-properties fo:font-style="italic" style:text-underline-style="none" officeooo:rsid="0043a968" style:font-style-asian="italic" style:font-style-complex="italic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officeooo:rsid="0033ead4" style:font-style-asian="normal" style:font-style-complex="normal"/>
    </style:style>
    <style:style style:name="T46" style:family="text">
      <style:text-properties fo:font-style="normal" officeooo:rsid="0036253c" style:font-style-asian="normal" style:font-style-complex="normal"/>
    </style:style>
    <style:style style:name="T47" style:family="text">
      <style:text-properties fo:font-style="normal" style:text-underline-style="none" officeooo:rsid="004540d8" style:font-style-asian="normal" style:font-style-complex="normal"/>
    </style:style>
    <style:style style:name="T48" style:family="text">
      <style:text-properties fo:font-style="normal" style:text-underline-style="none" officeooo:rsid="0044fc9c" style:font-style-asian="normal" style:font-style-complex="normal"/>
    </style:style>
    <style:style style:name="T49" style:family="text">
      <style:text-properties fo:font-style="normal" style:text-underline-style="none" fo:font-weight="bold" officeooo:rsid="004540d8" style:font-style-asian="normal" style:font-weight-asian="bold" style:font-style-complex="normal" style:font-weight-complex="bold"/>
    </style:style>
    <style:style style:name="T50" style:family="text">
      <style:text-properties officeooo:rsid="0053fc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2in" fo:text-indent="-0.25in" fo:margin-left="0.499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92in" fo:text-indent="-0.25in" fo:margin-left="0.749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92in" fo:text-indent="-0.25in" fo:margin-left="0.999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92in" fo:text-indent="-0.25in" fo:margin-left="1.249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92in" fo:text-indent="-0.25in" fo:margin-left="1.499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92in" fo:text-indent="-0.25in" fo:margin-left="1.749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92in" fo:text-indent="-0.25in" fo:margin-left="1.999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92in" fo:text-indent="-0.25in" fo:margin-left="2.249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92in" fo:text-indent="-0.25in" fo:margin-left="2.499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92in" fo:text-indent="-0.25in" fo:margin-left="2.7492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2in" fo:text-indent="-0.25in" fo:margin-left="0.499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92in" fo:text-indent="-0.25in" fo:margin-left="0.749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92in" fo:text-indent="-0.25in" fo:margin-left="0.999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92in" fo:text-indent="-0.25in" fo:margin-left="1.249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92in" fo:text-indent="-0.25in" fo:margin-left="1.499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92in" fo:text-indent="-0.25in" fo:margin-left="1.749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92in" fo:text-indent="-0.25in" fo:margin-left="1.999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92in" fo:text-indent="-0.25in" fo:margin-left="2.249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92in" fo:text-indent="-0.25in" fo:margin-left="2.499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92in" fo:text-indent="-0.25in" fo:margin-left="2.7492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59779702" text:style-name="WWNum1">
        <text:list-header>
          <text:p text:style-name="P18"><text:span text:style-name="T2">Муниципальное бюджетное общеобразовательное учреждение г. о. Королёв Московской области «Гимназия </text:span><text:span text:style-name="T3">№ </text:span><text:span text:style-name="T2">3 имени Л.П.Данилиной»</text:span></text:p>
          <text:p text:style-name="P20"/>
          <text:p text:style-name="P20"/>
          <text:p text:style-name="P23">Индивидуальный исследовательский проект</text:p>
          <text:p text:style-name="P23">по теме</text:p>
          <text:p text:style-name="P22">«<text:span text:style-name="T1">Доступное объяснение различных алгоритмов программирования учащимся средней школы</text:span>»</text:p>
          <text:p text:style-name="P20"/>
          <text:p text:style-name="P20"/>
          <text:p text:style-name="P20"/>
          <text:p text:style-name="P20"/>
          <text:p text:style-name="P25">Учащийся 10-<text:span text:style-name="T1">Б</text:span> класса: <text:s/><text:span text:style-name="T1">Шумилин Иван</text:span></text:p>
          <text:p text:style-name="P21">Руководитель: <text:span text:style-name="T4">Герасимова Т. И</text:span>., учитель <text:span text:style-name="T4">информатики</text:span></text:p>
          <text:p text:style-name="P21"><text:bookmark text:name="_GoBack"/></text:p>
          <text:p text:style-name="P21">Допуск к защите <text:s/>__________.</text:p>
          <text:p text:style-name="P20"/>
          <text:p text:style-name="P19"/>
          <text:p text:style-name="P19"/>
          <text:p text:style-name="P19"/>
          <text:p text:style-name="P19"/>
          <text:p text:style-name="P19"/>
          <text:p text:style-name="P19"/>
          <text:p text:style-name="P19"/>
          <text:p text:style-name="P19"/>
          <text:p text:style-name="P19">2021 <text:span text:style-name="T50">год</text:span></text:p>
          <text:p text:style-name="P24">Оглавление</text:p>
        </text:list-header>
        <text:list-item>
          <text:p text:style-name="P1"><text:span text:style-name="T7">Паспорт проекта<text:tab/>Стр.3</text:span></text:p>
        </text:list-item>
        <text:list-item>
          <text:p text:style-name="P1">Теоретическая часть<text:tab/><text:span text:style-name="T5">Стр.?</text:span></text:p>
          <text:list>
            <text:list-item>
              <text:p text:style-name="P1">Критерии отбора алгоритмов<text:tab/><text:span text:style-name="T5">Стр.?</text:span></text:p>
            </text:list-item>
            <text:list-item>
              <text:p text:style-name="P1">Статическое и динамическое наполнение сайта<text:tab/><text:span text:style-name="T5">Стр.?</text:span></text:p>
            </text:list-item>
            <text:list-item>
              <text:p text:style-name="P1">Выбор языков программирования и его обоснование<text:tab/><text:span text:style-name="T5">Стр.?</text:span></text:p>
            </text:list-item>
          </text:list>
        </text:list-item>
        <text:list-item>
          <text:p text:style-name="P1">Практическая часть<text:tab/><text:span text:style-name="T5">Стр.?</text:span></text:p>
          <text:list>
            <text:list-item>
              <text:p text:style-name="P1">Создание макета сайта <text:tab/><text:span text:style-name="T5">Стр.?</text:span></text:p>
            </text:list-item>
            <text:list-item>
              <text:p text:style-name="P1">Создание информационной базы сайта<text:tab/><text:span text:style-name="T5">Стр.?</text:span></text:p>
            </text:list-item>
            <text:list-item>
              <text:p text:style-name="P1">Оформление информационной базы сайта<text:tab/><text:span text:style-name="T5">Стр.?</text:span></text:p>
            </text:list-item>
            <text:list-item>
              <text:p text:style-name="P1">Создание динамической части сайта<text:tab/><text:span text:style-name="T5">Стр.?</text:span></text:p>
            </text:list-item>
          </text:list>
        </text:list-item>
        <text:list-item>
          <text:p text:style-name="P1">Заключение<text:tab/><text:span text:style-name="T5">Стр.?</text:span></text:p>
        </text:list-item>
        <text:list-item>
          <text:p text:style-name="P1">Список использованных источников<text:tab/><text:span text:style-name="T5">Стр.?</text:span></text:p>
        </text:list-item>
        <text:list-item>
          <text:p text:style-name="P1">Приложения<text:tab/><text:span text:style-name="T5">Стр.?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6"/></text:p>
      <text:p text:style-name="P12"><text:soft-page-break/>Паспорт проекта</text:p>
      <text:p text:style-name="P11"><text:span text:style-name="T15">Ц</text:span><text:span text:style-name="T8">ел</text:span><text:span text:style-name="T28">и</text:span><text:span text:style-name="T8"> проекта</text:span></text:p>
      <text:list xml:id="list3244575243" text:style-name="L3">
        <text:list-header>
          <text:p text:style-name="P26"><text:span text:style-name="T8">Создать цикл </text:span><text:span text:style-name="T32">доступных </text:span><text:span text:style-name="T8">статей о необходимых алгоритмах. </text:span></text:p>
        </text:list-header>
      </text:list>
      <text:list xml:id="list133205632927853" text:continue-list="list459779702" text:style-name="WWNum1">
        <text:list-header>
          <text:p text:style-name="P27"><text:span text:style-name="T8">Разработать web-ресурс для хранения этих алгоритмов. </text:span></text:p>
          <text:p text:style-name="P27"><text:span text:style-name="T8"/></text:p>
        </text:list-header>
      </text:list>
      <text:p text:style-name="P10"><text:span text:style-name="T15">А</text:span><text:span text:style-name="T8">ктуальность</text:span></text:p>
      <text:p text:style-name="P15"><text:span text:style-name="T8">На взгляд проектанта, </text:span><text:span text:style-name="T25">данный проект является весьма актуальным, а при успешной разработке будет весьма полезен для любого учащегося в 7-9 класс</text:span><text:span text:style-name="T29">ах</text:span><text:span text:style-name="T25">, владеющего русским языком. </text:span><text:span text:style-name="T26">Причин для оного заявления несколько, ниже приведены основные из них:</text:span></text:p>
      <text:p text:style-name="P16"><text:span text:style-name="T26">Л</text:span><text:span text:style-name="T8">ичный опыт:</text:span><text:span text:style-name="T9"> в течение трёх лет обучения проектант постоянно сталкивался с многочисленными просьбами о помощи, исходящими от других учащихся, у которых возникали проблемы, с несложными, на взгляд разрабатывающей проект личности, алгоритмами. </text:span><text:span text:style-name="T10">Также ему довелось напечатать небольшой неофициальный цикл стате</text:span><text:span text:style-name="T11">й</text:span><text:span text:style-name="T10">, </text:span><text:span text:style-name="T11">стиль объяснения внутри </text:span><text:span text:style-name="T10">котор</text:span><text:span text:style-name="T11">ых</text:span><text:span text:style-name="T10"> в профессиональной среде программистов называется “на пальцах”. </text:span><text:span text:style-name="T11">К сожалению, некоторая часть статей была утеряна на безвозвратной основе, некоторая – является неподцензурной, так как была нацелена на узкую аудиторию. Однако имеенно в тот период времени у проектанта зародилась идея о более серьёзном сборнике, который мог бы помочь учителям информатики в их работе.</text:span></text:p>
      <text:p text:style-name="P17"><text:span text:style-name="T27">П</text:span><text:span text:style-name="T8">роведённый опрос:</text:span><text:span text:style-name="T9"> к сожалению, опрос проводился довольно давно (почти два года назад, в 2019 </text:span><text:span text:style-name="T12">году</text:span><text:span text:style-name="T9">), </text:span><text:span text:style-name="T13">носил устную форму </text:span><text:span text:style-name="T9">и не был задокументирован, так как проектант не предполагал, что </text:span><text:span text:style-name="T12">это пригодится ему позже. Но весьма многие личности </text:span><text:span text:style-name="T13">тогда</text:span><text:span text:style-name="T12"> согласились, что были бы рады увидеть более полный цикл статей, описанный проектантом. </text:span><text:span text:style-name="T14">Это стало первой и основной причиной выбора поименованной выше темы проекта.</text:span></text:p>
      <text:p text:style-name="P13"><text:span text:style-name="T39"/></text:p>
      <text:p text:style-name="P4"><text:span text:style-name="T38">Описание </text:span><text:span text:style-name="T39">предполагаемого продукта</text:span></text:p>
      <text:p text:style-name="P14"><text:span text:style-name="T17">Продуктом, </text:span><text:span text:style-name="T19">согласно замыслу автора проекта</text:span><text:span text:style-name="T17">, </text:span><text:span text:style-name="T8">является веб-ресурс “Algorithm”, </text:span><text:span text:style-name="T17">разработанный</text:span><text:span text:style-name="T8"> на </text:span><text:span text:style-name="T16">основе </text:span><text:span text:style-name="T17">созданной проектантом системы </text:span><text:span text:style-name="T40">компиляции</text:span><text:span text:style-name="T17"> (сборки) определённого количества </text:span><text:span text:style-name="T40">наполнения</text:span><text:span text:style-name="T17"> (статей) в .</text:span><text:span text:style-name="T40">html </text:span><text:span text:style-name="T17">(формат хранения Интернет-сайтов) путём совмещения их с</text:span><text:span text:style-name="T23"> заранее созданными</text:span><text:span text:style-name="T17"> </text:span><text:span text:style-name="T40">шаблонами</text:span><text:span text:style-name="T17"> (общими для любой страницы </text:span><text:span text:style-name="T21">сайта </text:span><text:span text:style-name="T17">частями). </text:span><text:span text:style-name="T20">Оный веб-ресурс будет содержать некоторое количество статей о</text:span><text:span text:style-name="T23">б одной из</text:span><text:span text:style-name="T20"> практическ</text:span><text:span text:style-name="T23">их </text:span><text:span text:style-name="T20">част</text:span><text:span text:style-name="T23">ей</text:span><text:span text:style-name="T20"> предмета “Информатика и ИКТ”, именуемой </text:span><text:soft-page-break/><text:span text:style-name="T20">программированием. </text:span><text:span text:style-name="T21">Возможно, он будет размещён в сети Интернет (при наличии в свободном доступе бесплатного </text:span><text:span text:style-name="T41">хостинга – </text:span><text:span text:style-name="T21">ресурса, который позволяет разместить сайт в Сети), либо – до накопления достаточного количества денежных средств проектантом для использования коммерческого хостинга – </text:span><text:span text:style-name="T22">он будет находится в свободном доступе в </text:span><text:span text:style-name="T42">репозитории –</text:span><text:span text:style-name="T22">удалённом </text:span><text:span text:style-name="T24">(</text:span><text:span text:style-name="T43">remote)</text:span><text:span text:style-name="T22"> хранилище –</text:span><text:span text:style-name="T42"> <text:s/></text:span><text:span text:style-name="T18">github.com</text:span><text:span text:style-name="T22">.</text:span></text:p>
      <text:p text:style-name="P9"><text:span text:style-name="T47">Важно заметить</text:span><text:span text:style-name="T48">, что оный Интернет-ресурс не будет являться </text:span><text:span text:style-name="T47">полноценной заменой урокам “Информатики и ИКТ”, так как: </text:span><text:span text:style-name="T49">а)</text:span><text:span text:style-name="T47"> будет содерждать объяснения лишь небольшой части предмета, которая, согласно личному опыту проектанта и проведённым им опросам, вызывает наибольшие затруднения в освоении у учащихся; </text:span><text:span text:style-name="T49">б) </text:span><text:span text:style-name="T47">разработчик проекта также на данный момент является учащимся и не имеет педагогического образования.</text:span></text:p>
      <text:p text:style-name="P5"><text:span text:style-name="T39"/></text:p>
      <text:p text:style-name="P4"><text:span text:style-name="T39"/></text:p>
      <text:p text:style-name="P4"><text:span text:style-name="T39"/></text:p>
      <text:p text:style-name="P4"><text:span text:style-name="T39"/></text:p>
      <text:p text:style-name="P4"><text:span text:style-name="T39"/></text:p>
      <text:p text:style-name="P4"><text:span text:style-name="T39"/></text:p>
      <text:p text:style-name="P4"><text:span text:style-name="T39"/></text:p>
      <text:p text:style-name="P4"><text:span text:style-name="T39"/></text:p>
      <text:p text:style-name="P4"><text:span text:style-name="T39"/></text:p>
      <text:p text:style-name="P4"><text:span text:style-name="T39"/></text:p>
      <text:p text:style-name="P4"><text:span text:style-name="T39"/></text:p>
      <text:p text:style-name="P4"><text:span text:style-name="T39"/></text:p>
      <text:p text:style-name="P4"><text:span text:style-name="T39"/></text:p>
      <text:p text:style-name="P4"><text:span text:style-name="T39"/></text:p>
      <text:p text:style-name="P4"><text:span text:style-name="T39"/></text:p>
      <text:p text:style-name="P4"><text:span text:style-name="T39"/></text:p>
      <text:p text:style-name="P8"><text:span text:style-name="T39">П</text:span><text:span text:style-name="T38">ричина выбора онлайн-ресурса для хранения цикла статей</text:span></text:p>
      <text:p text:style-name="P6"><text:soft-page-break/>Так как название проекта содержит слово “алгоритмов” во множественном числе, то логично сделать следующий вывод: продуктом будет являться не одна статья, разъясняющая конкретный алгоритм, а цикл или сборник оных.</text:p>
      <text:p text:style-name="P6">Способов хранения массивов статей существует немалое количество: справочник или учебник в максимально привычном формате, компакт-диск с <text:span text:style-name="T34">лекциями в формате видеоуроков</text:span>, <text:span text:style-name="T35">веб-ресурс и другие. Конечно, люди различаются по типу информации, которую им максимально удобно воспринимать, но всё же самым распространённым в современном обществе определённо является текстовый способ хранения информации. Он имеет ряд преимуществ, благодаря которым и был мной выбран: объем, необходимый для хранения </text:span><text:span text:style-name="T36">(для сравнения, видео в формате HD720p (</text:span><text:span text:style-name="T37">30fps</text:span><text:span text:style-name="T36">) с форматом аудио </text:span><text:span text:style-name="T37">AAC 192kbps длительностью в 43 (сорок три) минуты занимает 2Gb свободного места, а субтитры в виде текста к этому же видео – 50Kb, что почти в 42 000 (сорок две тысячи) раз меньше)</text:span><text:span text:style-name="T45">, </text:span><text:span text:style-name="T46">относительная простота создания статей, доступность буквально каждому. </text:span></text:p>
      <text:p text:style-name="P7"><text:span text:style-name="T46">М</text:span><text:span text:style-name="T44">естом же хранения был выбран доступный каждому современному человеку, не обладающему никакими специфическими навыками, ресурс – сеть Интернет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Segoe UI Symbol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WWNum1" style:class="text" style:master-page-name="">
      <style:paragraph-properties fo:margin-left="0.2492in" fo:margin-right="0in" fo:margin-top="0in" fo:margin-bottom="0.139in" loext:contextual-spacing="false" fo:line-height="100%" fo:text-align="justify" style:justify-single-word="false" fo:text-indent="0in" style:auto-text-indent="false" style:page-number="auto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4pt" officeooo:rsid="002302fc" style:font-name-asian="Calibri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92in" style:type="center"/>
          <style:tab-stop style:position="6.4984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492in" style:type="center"/>
          <style:tab-stop style:position="6.4984in" style:type="right"/>
        </style:tab-stops>
      </style:paragraph-properties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Numbering_20_Symbols" style:num-suffix=". 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text:style-name="Numbering_20_Symbols" style:num-prefix="    " style:num-suffix=". " style:num-format="1" text:display-levels="2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 style:list-style-name="">
      <style:paragraph-properties fo:margin-left="0in" fo:margin-right="0in" fo:text-align="center" style:justify-single-word="false" fo:text-indent="0in" style:auto-text-indent="false"/>
      <style:text-properties fo:color="#000000" fo:background-color="#ffffff"/>
    </style:style>
    <style:page-layout style:name="Mpm1">
      <style:page-layout-properties fo:page-width="8.2701in" fo:page-height="11.6902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ootnote" style:page-layout-name="Mpm2"/>
    <style:master-page style:name="Endnote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5T17:41:17.114061449</meta:creation-date>
    <dc:date>2021-03-31T13:32:03.493596833</dc:date>
    <meta:editing-duration>PT1H36M57S</meta:editing-duration>
    <meta:editing-cycles>63</meta:editing-cycles>
    <meta:generator>LibreOffice/6.0.7.3$Linux_x86 LibreOffice_project/00m0$Build-3</meta:generator>
    <meta:document-statistic meta:table-count="0" meta:image-count="0" meta:object-count="0" meta:page-count="5" meta:paragraph-count="38" meta:word-count="640" meta:character-count="4896" meta:non-whitespace-character-count="4252"/>
  </office:meta>
</office:document-meta>
</file>